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07864CE2A91.png" manifest:media-type="image/png"/>
  <manifest:file-entry manifest:full-path="Pictures/10000000000003E800000078628EAF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19.001cm" table:align="margins"/>
    </style:style>
    <style:style style:name="Table1.A" style:family="table-column">
      <style:table-column-properties style:column-width="5.9cm" style:rel-column-width="20350*"/>
    </style:style>
    <style:style style:name="Table1.B" style:family="table-column">
      <style:table-column-properties style:column-width="13.1cm" style:rel-column-width="451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fo:font-size="8pt" style:font-size-asian="8pt" style:font-size-complex="8pt"/>
    </style:style>
    <style:style style:name="P2" style:family="paragraph" style:parent-style-name="Standard">
      <style:text-properties style:font-name="Bitstream Vera Sans" fo:font-size="20pt" fo:font-weight="bold" style:font-size-asian="20pt" style:font-weight-asian="bold" style:font-size-complex="20pt" style:font-weight-complex="bold"/>
    </style:style>
    <style:style style:name="P3" style:family="paragraph" style:parent-style-name="Standard">
      <style:text-properties fo:font-style="italic" style:font-style-asian="italic" style:font-style-complex="italic"/>
    </style:style>
    <style:style style:name="P4" style:family="paragraph" style:parent-style-name="Footer">
      <style:text-properties fo:color="#808080" fo:font-size="8pt" style:font-size-asian="8pt" style:font-size-complex="8pt"/>
    </style:style>
    <style:style style:name="P5" style:family="paragraph" style:parent-style-name="Standard">
      <style:paragraph-properties fo:break-before="page"/>
    </style:style>
    <style:style style:name="P6" style:family="paragraph" style:parent-style-name="Text_20_Body_20_Level_20_2">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Text_20_Body_20_Level_20_2">
      <style:text-properties fo:font-style="italic" style:font-style-asian="italic" style:font-style-complex="italic"/>
    </style:style>
    <style:style style:name="P11" style:family="paragraph" style:parent-style-name="Text_20_Body_20_Level_20_2">
      <style:text-properties fo:font-weight="bold" style:font-weight-asian="bold" style:font-weight-complex="bold"/>
    </style:style>
    <style:style style:name="P12" style:family="paragraph" style:parent-style-name="Text_20_Body_20_Level_20_2">
      <style:text-properties fo:background-color="#ff0000"/>
    </style:style>
    <style:style style:name="P13" style:family="paragraph" style:parent-style-name="Table_20_Contents">
      <style:text-properties fo:font-weight="bold" style:font-weight-asian="bold" style:font-weight-complex="bold"/>
    </style:style>
    <style:style style:name="P14" style:family="paragraph" style:parent-style-name="Text_20_Body_20_Level_20_2">
      <style:paragraph-properties fo:margin-left="1.251cm" fo:margin-right="0cm" fo:text-indent="0cm" style:auto-text-indent="false"/>
    </style:style>
    <style:style style:name="P15" style:family="paragraph" style:parent-style-name="Text_20_body">
      <style:text-properties fo:font-weight="bold" style:font-weight-asian="bold" style:font-weight-complex="bold"/>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Text_20_Body_20_Level_20_2">
      <style:text-properties fo:font-weight="bold" style:font-weight-asian="bold" style:font-weight-complex="bold"/>
    </style:style>
    <style:style style:name="P20" style:family="paragraph" style:parent-style-name="Text_20_Body_20_Level_20_2">
      <style:text-properties fo:background-color="transparent"/>
    </style:style>
    <style:style style:name="P21" style:family="paragraph" style:parent-style-name="Text_20_Body_20_Level_20_2">
      <style:text-properties fo:background-color="#ff0000"/>
    </style:style>
    <style:style style:name="P22" style:family="paragraph" style:parent-style-name="Text_20_Body_20_Level_20_2">
      <style:text-properties fo:font-size="10pt" style:font-size-asian="10pt" style:font-size-complex="10pt"/>
    </style:style>
    <style:style style:name="P23" style:family="paragraph" style:parent-style-name="Text_20_Body_20_Level_20_2" style:list-style-name="L4">
      <style:paragraph-properties fo:margin-left="-1.251cm" fo:margin-right="0cm" fo:text-indent="0cm" style:auto-text-indent="false"/>
    </style:style>
    <style:style style:name="P24" style:family="paragraph" style:parent-style-name="Text_20_Body_20_Level_20_2">
      <style:paragraph-properties fo:margin-left="1.251cm" fo:margin-right="0cm" fo:text-indent="0cm" style:auto-text-indent="false"/>
    </style:style>
    <style:style style:name="P25" style:family="paragraph" style:parent-style-name="Text_20_Body_20_Level_20_2" style:list-style-name="L5">
      <style:paragraph-properties fo:margin-left="1.251cm" fo:margin-right="0cm" fo:text-indent="0cm" style:auto-text-indent="false"/>
    </style:style>
    <style:style style:name="P26" style:family="paragraph" style:parent-style-name="Text_20_Body_20_Level_20_2">
      <style:paragraph-properties fo:margin-left="1.251cm" fo:margin-right="0cm" fo:text-indent="0cm" style:auto-text-indent="false"/>
      <style:text-properties fo:font-weight="bold" style:font-weight-asian="bold" style:font-weight-complex="bold"/>
    </style:style>
    <style:style style:name="P27" style:family="paragraph" style:parent-style-name="Text_20_Body_20_Level_20_2">
      <style:paragraph-properties fo:margin-left="0cm" fo:margin-right="0cm" fo:text-indent="0cm" style:auto-text-indent="false"/>
    </style:style>
    <style:style style:name="P28" style:family="paragraph" style:parent-style-name="Text_20_Body_20_Level_20_2" style:list-style-name="L6">
      <style:paragraph-properties fo:margin-left="0cm" fo:margin-right="0cm" fo:text-indent="0cm" style:auto-text-indent="false"/>
    </style:style>
    <style:style style:name="P29" style:family="paragraph" style:parent-style-name="Text_20_Body_20_Level_20_2" style:list-style-name="L8">
      <style:paragraph-properties fo:margin-left="0cm" fo:margin-right="0cm" fo:text-indent="0cm" style:auto-text-indent="false"/>
    </style:style>
    <style:style style:name="P30" style:family="paragraph" style:parent-style-name="Text_20_Body_20_Level_20_2" style:list-style-name="L9">
      <style:paragraph-properties fo:margin-left="0cm" fo:margin-right="0cm" fo:text-indent="0cm" style:auto-text-indent="false"/>
    </style:style>
    <style:style style:name="P31" style:family="paragraph" style:parent-style-name="Text_20_Body_20_Level_20_2" style:list-style-name="L10">
      <style:paragraph-properties fo:margin-left="0cm" fo:margin-right="0cm" fo:text-indent="0cm" style:auto-text-indent="false"/>
    </style:style>
    <style:style style:name="P32" style:family="paragraph" style:parent-style-name="Text_20_Body_20_Level_20_2" style:list-style-name="L11">
      <style:paragraph-properties fo:margin-left="0cm" fo:margin-right="0cm" fo:text-indent="0cm" style:auto-text-indent="false"/>
    </style:style>
    <style:style style:name="P33" style:family="paragraph" style:parent-style-name="Text_20_Body_20_Level_20_2" style:list-style-name="L13">
      <style:paragraph-properties fo:margin-left="0cm" fo:margin-right="0cm" fo:text-indent="0cm" style:auto-text-indent="false"/>
    </style:style>
    <style:style style:name="P34" style:family="paragraph" style:parent-style-name="Standard" style:master-page-name="First_20_Page">
      <style:paragraph-properties style:page-number="auto"/>
    </style:style>
    <style:style style:name="P35" style:family="paragraph" style:parent-style-name="Standard" style:list-style-name="L2">
      <style:text-properties fo:font-weight="normal" style:font-weight-asian="normal" style:font-weight-complex="normal"/>
    </style:style>
    <style:style style:name="P36" style:family="paragraph" style:parent-style-name="Standard" style:list-style-name="L3">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style>
    <style:style style:name="P38" style:family="paragraph" style:parent-style-name="Standard" style:list-style-name="L1">
      <style:paragraph-properties fo:margin-left="0cm" fo:margin-right="0cm" fo:text-indent="0cm" style:auto-text-indent="false"/>
      <style:text-properties fo:font-weight="normal" style:font-weight-asian="normal" style:font-weight-complex="normal"/>
    </style:style>
    <style:style style:name="P39"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0"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41" style:family="paragraph" style:parent-style-name="Preformatted_20_Text">
      <style:paragraph-properties fo:margin-left="1.251cm" fo:margin-right="0cm" fo:margin-top="0cm" fo:margin-bottom="0.499cm" fo:text-indent="0cm" style:auto-text-indent="false"/>
    </style:style>
    <style:style style:name="P4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tyle="italic" style:font-style-asian="italic" style:font-style-complex="italic"/>
    </style:style>
    <style:style style:name="T6" style:family="text">
      <style:text-properties fo:font-size="7pt" style:font-size-asian="7pt" style:font-size-complex="7pt"/>
    </style:style>
    <style:style style:name="T7" style:family="text">
      <style:text-properties style:font-name="Nimbus Sans L"/>
    </style:style>
    <style:style style:name="T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aphics1" text:anchor-type="paragraph" svg:x="-1cm" svg:y="-1.499cm" svg:width="21.001cm" svg:height="2.519cm" draw:z-index="27"><draw:image xlink:href="Pictures/10000000000003E800000078628EAFA9.png" xlink:type="simple" xlink:show="embed" xlink:actuate="onLoad"/></draw:frame></text:p>
      <text:p text:style-name="P2"><text:title>ABS Supported OS Installation Guide</text:title></text:p>
      <text:p text:style-name="Standard"/>
      <text:p text:style-name="Standard"/>
      <text:p text:style-name="Standard"><text:description>This document includes all the information required to install, upgrade and configure the Amberdms Billing System on supported operating systems.

For installing onto non supported operating systems, please refer to the manual installation guide.</text:description></text:p>
      <text:p text:style-name="Standard"/>
      <text:p text:style-name="Standard"><draw:custom-shape text:anchor-type="paragraph" draw:z-index="26" draw:style-name="gr2" svg:width="19.278cm" svg:height="2.594cm" svg:x="-0.185cm" svg:y="0.238cm"><text:p/><draw:enhanced-geometry svg:viewBox="0 0 21600 21600" draw:type="rectangle" draw:enhanced-path="M 0 0 L 21600 0 21600 21600 0 21600 0 0 Z N"/></draw:custom-shape></text:p>
      <text:p text:style-name="Standard">Copyright <text:date style:data-style-name="N110" text:date-value="2013-06-10T00:21:50">2013</text:date> Amberdms Ltd</text:p>
      <text:p text:style-name="Standard"/>
      <text:p text:style-name="P3">This document is licensed under the GNU AGPL software license as per the Amberdms Billing System application.</text:p>
      <text:p text:style-name="Standard"/>
      <text:p text:style-name="Standard"><draw:frame draw:style-name="fr2" draw:name="graphics3" text:anchor-type="paragraph" svg:x="-1cm" svg:y="20.219cm" svg:width="21.001cm" svg:height="2.519cm" draw:z-index="28"><draw:image xlink:href="Pictures/10000201000003E80000007864CE2A91.png" xlink:type="simple" xlink:show="embed" xlink:actuate="onLoad"/></draw:frame></text:p>
      <text:p text:style-name="Standard"/>
      <text:p text:style-name="Standard"/>
      <text:p text:style-name="Standard"/>
      <text:p text:style-name="Standard">Version <text:date style:data-style-name="N76" text:date-value="2013-06-10T00:21:50">10 June 2013</text:date> for Amberdms Billing System 2.0.0</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3</text:p>
          <text:p text:style-name="P16"><text:s/>2. Important Notices<text:tab/>4</text:p>
          <text:p text:style-name="P18"><text:s/>2.1. Avoid Shared Hosting<text:tab/>4</text:p>
          <text:p text:style-name="P18"><text:s/>2.2. Phone Home Disclaimer<text:tab/>4</text:p>
          <text:p text:style-name="P16"><text:s/>3. RHEL 5 / CentOS 5<text:tab/>5</text:p>
          <text:p text:style-name="P18"><text:s/>3.1. Important Notices<text:tab/>5</text:p>
          <text:p text:style-name="P17"><text:s/>3.1.1. PHP 5.1.6 Limitations<text:tab/>5</text:p>
          <text:p text:style-name="P17"><text:s/>3.1.2. SELinux<text:tab/>5</text:p>
          <text:p text:style-name="P18"><text:s/>3.2. Dependencies<text:tab/>5</text:p>
          <text:p text:style-name="P18"><text:s/>3.3. Installation Instructions<text:tab/>6</text:p>
          <text:p text:style-name="P17"><text:s/>3.3.1. Application Installation<text:tab/>6</text:p>
          <text:p text:style-name="P17"><text:s/>3.3.2. Database Installation<text:tab/>6</text:p>
          <text:p text:style-name="P17"><text:s/>3.3.3. Access the Billing System<text:tab/>6</text:p>
          <text:p text:style-name="P18"><text:s/>3.4. Upgrade Instructions<text:tab/>7</text:p>
          <text:p text:style-name="P16"><text:s/>4. RHEL 6 / CentOS 6<text:tab/>8</text:p>
          <text:p text:style-name="P18"><text:s/>4.1. Important Notices<text:tab/>8</text:p>
          <text:p text:style-name="P17"><text:s/>4.1.1. SELinux<text:tab/>8</text:p>
          <text:p text:style-name="P18"><text:s/>4.2. Dependencies<text:tab/>8</text:p>
          <text:p text:style-name="P18"><text:s/>4.3. Installation Instructions<text:tab/>8</text:p>
          <text:p text:style-name="P17"><text:s/>4.3.1. Application Installation<text:tab/>8</text:p>
          <text:p text:style-name="P17"><text:s/>4.3.2. Database Installation<text:tab/>9</text:p>
          <text:p text:style-name="P17"><text:s/>4.3.3. Access the Billing System<text:tab/>9</text:p>
          <text:p text:style-name="P18"><text:s/>4.4. Upgrade Instructions<text:tab/>9</text:p>
          <text:p text:style-name="P16"><text:s/>5. Ubuntu 12.04 LTS<text:tab/>10</text:p>
          <text:p text:style-name="P18"><text:s/>5.1. Important Notices<text:tab/>10</text:p>
          <text:p text:style-name="P17"><text:s/>5.1.1. Support Life<text:tab/>10</text:p>
          <text:p text:style-name="P17"><text:s/>5.1.2. AppArmor<text:tab/>10</text:p>
          <text:p text:style-name="P17"><text:s/>5.1.3. SELinux<text:tab/>10</text:p>
          <text:p text:style-name="P18"><text:s/>5.2. Dependencies<text:tab/>10</text:p>
          <text:p text:style-name="P18"><text:s/>5.3. Installation Instructions<text:tab/>10</text:p>
          <text:p text:style-name="P17"><text:s/>5.3.1. Application Installation<text:tab/>10</text:p>
          <text:p text:style-name="P17"><text:s/>5.3.2. SSL Configuration<text:tab/>11</text:p>
          <text:p text:style-name="P17"><text:s/>5.3.3. Database Installation<text:tab/>11</text:p>
          <text:p text:style-name="P17"><text:s/>5.3.4. Access the Billing System<text:tab/>11</text:p>
          <text:p text:style-name="P18"><text:s/>5.4. Upgrade Instructions<text:tab/>11</text:p>
          <text:p text:style-name="P16"><text:s/>6. Debian Stable 7.0 (Wheezy)<text:tab/>13</text:p>
          <text:p text:style-name="P18"><text:s/>6.1. Important Notices<text:tab/>13</text:p>
          <text:p text:style-name="P17"><text:s/>6.1.1. Support Life<text:tab/>13</text:p>
          <text:p text:style-name="P18"><text:s/>6.2. Dependencies<text:tab/>13</text:p>
          <text:p text:style-name="P18"><text:s/>6.3. Installation Instructions<text:tab/>13</text:p>
          <text:p text:style-name="P17"><text:s/>6.3.1. Application Installation<text:tab/>13</text:p>
          <text:p text:style-name="P17"><text:s/>6.3.2. SSL Configuration<text:tab/>13</text:p>
          <text:p text:style-name="P17"><text:s/>6.3.3. Database Installation<text:tab/>14</text:p>
          <text:p text:style-name="P17"><text:s/>6.3.4. Access the Billing System<text:tab/>14</text:p>
          <text:p text:style-name="P18"><text:s/>6.4. Upgrade Instructions<text:tab/>14</text:p>
        </text:index-body>
      </text:table-of-content>
      <text:p text:style-name="Standard"/>
      <text:p text:style-name="Standard"/>
      <text:p text:style-name="Standard"/>
      <text:p text:style-name="Standard"/>
      <text:h text:style-name="Heading_20_1" text:outline-level="1" text:restart-numbering="true" text:start-value="1">Introduction</text:h>
      <text:p text:style-name="Text_20_body">The Amberdms Billing System is a powerful, user friendly, open-source billing system designed for small and medium businesses and is fully open source under the GNU AGPL software license.</text:p>
      <text:p text:style-name="Text_20_body"/>
      <text:p text:style-name="P15">This guide details the steps to install the Amberdms Billing System onto your own servers when running an officially supported platform.</text:p>
      <text:p text:style-name="P15"/>
      <text:p text:style-name="Text_20_body">As of this document release, the following is the list of officially supported platforms:</text:p>
      <text:list xml:id="list947734442" text:style-name="L1">
        <text:list-item>
          <text:p text:style-name="P38">RHEL versions 5, and 6</text:p>
        </text:list-item>
        <text:list-item>
          <text:p text:style-name="P38">CentOS versions 5 and 6</text:p>
        </text:list-item>
        <text:list-item>
          <text:p text:style-name="P38">Ubuntu 12.04 LTS (Precise)</text:p>
        </text:list-item>
        <text:list-item>
          <text:p text:style-name="P38">Debian Stable 7.0 (Wheezy)</text:p>
        </text:list-item>
      </text:list>
      <text:p text:style-name="P8"/>
      <text:p text:style-name="P8">The following platforms are NOT supported, but should work with the packages for the simular supported systems:</text:p>
      <text:list xml:id="list9191073571" text:style-name="L2">
        <text:list-item>
          <text:p text:style-name="P35">Fedora (Try RHEL/CentOS instructions)</text:p>
        </text:list-item>
        <text:list-item>
          <text:p text:style-name="P35">Debian Testing (Try stable packages)</text:p>
        </text:list-item>
        <text:list-item>
          <text:p text:style-name="P35">Ubuntu non-LTS releases (Try most recent LTS package)</text:p>
        </text:list-item>
      </text:list>
      <text:p text:style-name="P8"/>
      <text:p text:style-name="P39">The following platforms were previously supported, but are no longer supported as of version 2.0.0:</text:p>
      <text:list xml:id="list15562757721" text:style-name="L3">
        <text:list-item>
          <text:p text:style-name="P36">RHEL 4 <text:s/>[not supported]</text:p>
        </text:list-item>
        <text:list-item>
          <text:p text:style-name="P36">CentOS 4 [not supported]</text:p>
        </text:list-item>
        <text:list-item>
          <text:p text:style-name="P36">Ubuntu 10.04 LTS [not supported]</text:p>
        </text:list-item>
      </text:list>
      <text:p text:style-name="P8"/>
      <text:p text:style-name="P7">If your platform is not listed above, <text:s/>please refer to our manual installation guide for information on how to install manually. ABS will work on most unix operating systems, but may require a bit of tweaking.</text:p>
      <text:p text:style-name="Text_20_body"/>
      <text:p text:style-name="Text_20_body">If you are looking for user documentation or developer information, check out the full list of manuals online at:</text:p>
      <text:p text:style-name="Text_20_body"><text:a xlink:type="simple" xlink:href="https://projects.jethrocarr.com/p/oss-amberdms-bs/doc/">https://projects.jethrocarr.com/p/oss-amberdms-bs/doc/</text:a></text:p>
      <text:p text:style-name="Text_20_body"/>
      <text:p text:style-name="Text_20_body"/>
      <text:p text:style-name="Text_20_body"/>
      <text:p text:style-name="Text_20_body"/>
      <text:h text:style-name="Heading_20_1" text:outline-level="1">Important Notices</text:h>
      <text:p text:style-name="Text_20_body"/>
      <text:h text:style-name="Heading_20_2" text:outline-level="2">Avoid Shared Hosting</text:h>
      <text:p text:style-name="Text_20_body">The install instructions in this document are designed for users running their own servers or virtual machines and assumes root access to the system with privileges to install packages as desired as well as SELinux policies.</text:p>
      <text:p text:style-name="Text_20_body"/>
      <text:p text:style-name="Text_20_body">Amberdms does not recommend or support installing on “Shared Hosting” providers, these providers often have restricted PHP's features and prevent installation of components such as pdflatex or SELinux policies causing undesirable and broken application behaviour.</text:p>
      <text:p text:style-name="Text_20_body"/>
      <text:p text:style-name="Text_20_body">If you wish to avoid the cost of a virtual machine or dedicated server, consider signing up for Amberdms's hosted platform instead, this will provide a low cost and reliable, managed platform. For more details, please visit <text:a xlink:type="simple" xlink:href="http://www.amberdms.com/billing">www.amberdms.com/billing</text:a> or email <text:a xlink:type="simple" xlink:href="mailto:sales@amberdms.com">sales@amberdms.com</text:a></text:p>
      <text:p text:style-name="Text_20_body"/>
      <text:p text:style-name="Text_20_body"/>
      <text:h text:style-name="Heading_20_2" text:outline-level="2">Phone Home Disclaimer</text:h>
      <text:p text:style-name="P6">Before installing, please be aware that the Amberdms Billing System includes a phone home feature, used to send back a few details to Amberdms so that we can better work out the needs and requirements of our user base.</text:p>
      <text:p text:style-name="P6"/>
      <text:p text:style-name="P6">This information is anonymous and is only used so that we can provide better services and make better development decisions to meet the needs of our user base.</text:p>
      <text:p text:style-name="P6"/>
      <text:p text:style-name="P6"/>
      <text:p text:style-name="P6">We believe in openness and privacy, so below is a list of all the information that gets sent to Amberdms:</text:p>
      <text:p text:style-name="P6"/>
      <table:table table:name="Table1" table:style-name="Table1">
        <table:table-column table:style-name="Table1.A"/>
        <table:table-column table:style-name="Table1.B"/>
        <table:table-row>
          <table:table-cell table:style-name="Table1.A1" office:value-type="string">
            <text:p text:style-name="P13">Information Sent</text:p>
          </table:table-cell>
          <table:table-cell table:style-name="Table1.B1" office:value-type="string">
            <text:p text:style-name="P13">What we use it for</text:p>
          </table:table-cell>
        </table:table-row>
        <table:table-row>
          <table:table-cell table:style-name="Table1.A2" office:value-type="string">
            <text:list xml:id="list68971089" text:style-name="L4">
              <text:list-header>
                <text:p text:style-name="P23">Amberdms Billing System version</text:p>
              </text:list-header>
            </text:list>
          </table:table-cell>
          <table:table-cell table:style-name="Table1.B2" office:value-type="string">
            <text:p text:style-name="Table_20_Contents">To see how quickly users update and if older versions remain in use for significant time.</text:p>
          </table:table-cell>
        </table:table-row>
        <table:table-row>
          <table:table-cell table:style-name="Table1.A2" office:value-type="string">
            <text:p text:style-name="P6">OS and webserver version.</text:p>
          </table:table-cell>
          <table:table-cell table:style-name="Table1.B2" office:value-type="string">
            <text:p text:style-name="Table_20_Contents">Allows us to decide what platforms to officially support and make packaging tools for easier deployment for our users.</text:p>
          </table:table-cell>
        </table:table-row>
        <table:table-row>
          <table:table-cell table:style-name="Table1.A2" office:value-type="string">
            <text:list xml:id="list535933633" text:continue-numbering="true" text:style-name="L4">
              <text:list-item>
                <text:p text:style-name="P23">PHP version</text:p>
              </text:list-item>
            </text:list>
          </table:table-cell>
          <table:table-cell table:style-name="Table1.B2" office:value-type="string">
            <text:p text:style-name="Table_20_Contents">By knowing the common versions of PHP used, we can make logical decisions on <text:s/>what versions to test with and how long to support older releases for.</text:p>
          </table:table-cell>
        </table:table-row>
        <table:table-row>
          <table:table-cell table:style-name="Table1.A2" office:value-type="string">
            <text:list xml:id="list1007962341" text:continue-numbering="true" text:style-name="L4">
              <text:list-item>
                <text:p text:style-name="P23">Subscription ID</text:p>
              </text:list-item>
            </text:list>
          </table:table-cell>
          <table:table-cell table:style-name="Table1.B2" office:value-type="string">
            <text:p text:style-name="Table_20_Contents">Used to differentiate between our paid and open source customers.</text:p>
          </table:table-cell>
        </table:table-row>
      </table:table>
      <text:p text:style-name="P6"/>
      <text:p text:style-name="P6"/>
      <text:p text:style-name="P6">In future, this feature will be extended to check for updates as well, to inform administrators when there is a new version of the software available (with security or bug fixes).</text:p>
      <text:p text:style-name="P6"/>
      <text:p text:style-name="P6">If you wish to disable the phone home feature, you can do so once installed, by logging in as an administrator, going to the control panel and then disabling the “PHONE_HOME” option (although it means a lot to us if you didn't).</text:p>
      <text:p text:style-name="P6"/>
      <text:p text:style-name="P6">If you have any concerns regarding this feature and Amberdms's commitment to privacy, please feel welcome to email <text:a xlink:type="simple" xlink:href="mailto:support@amberdms.com">support@amberdms.com</text:a> with any questions.</text:p>
      <text:h text:style-name="Heading_20_1" text:outline-level="1">RHEL 5 / CentOS 5</text:h>
      <text:p text:style-name="Text_20_body"/>
      <text:h text:style-name="Heading_20_2" text:outline-level="2">Important Notices</text:h>
      <text:h text:style-name="Heading_20_3" text:outline-level="3">PHP 5.1.6 Limitations</text:h>
      <text:p text:style-name="P14">RHEL 5 ships with PHP 5.1.6. This limits the feature set of the Amberdms Billing System and means that the following features are not enabled or supported:</text:p>
      <text:p text:style-name="P14"/>
      <text:list xml:id="list400319729" text:style-name="L5">
        <text:list-item text:start-value="1">
          <text:p text:style-name="P25">User-specific timezones are not supported. All users are limited to using the default server timezone.</text:p>
        </text:list-item>
      </text:list>
      <text:p text:style-name="P14"/>
      <text:p text:style-name="P14">By default Amberdms ships a newer version of PHP for CentOS 5 – if this new version is undesirable, you can simply disabled the amberdms-updates repo before installing the amberdms-bs package.</text:p>
      <text:p text:style-name="P14"/>
      <text:p text:style-name="P26">Warning: There is no guarantee that this newer PHP version is 100% compatible with other applications on your system using PHP. It is recommended you run the Amberdms Billing System in it's own dedicated virtual machine.</text:p>
      <text:p text:style-name="P14"/>
      <text:h text:style-name="Heading_20_3" text:outline-level="3">SELinux</text:h>
      <text:p text:style-name="Text_20_Body_20_Level_20_2">By default, RHEL 5 has SELinux enabled, this tends to interfere with PDF generation in ABS. To resolve this, the install RPM will automatically install policy modules to enable correct operation when SELinux is in enforcing mode.</text:p>
      <text:p text:style-name="Text_20_Body_20_Level_20_2"/>
      <text:p text:style-name="P6"/>
      <text:h text:style-name="Heading_20_2" text:outline-level="2">Dependencies</text:h>
      <text:p text:style-name="P6">The following RPM packages need to be installed from the official distribution repository:</text:p>
      <text:p text:style-name="P6"/>
      <text:list xml:id="list961223188" text:style-name="L8">
        <text:list-item>
          <text:p text:style-name="P29">httpd</text:p>
        </text:list-item>
        <text:list-item>
          <text:p text:style-name="P29">mod_ssl</text:p>
        </text:list-item>
        <text:list-item>
          <text:p text:style-name="P29">php</text:p>
        </text:list-item>
        <text:list-item>
          <text:p text:style-name="P29">php-mysql</text:p>
        </text:list-item>
        <text:list-item>
          <text:p text:style-name="P29">php-soap</text:p>
        </text:list-item>
      </text:list>
      <text:list xml:id="list1346217771" text:style-name="L6">
        <text:list-item text:start-value="1">
          <text:p text:style-name="P28">tetex-latex</text:p>
        </text:list-item>
      </text:list>
      <text:list xml:id="list1108380643" text:continue-list="list961223188" text:style-name="L8">
        <text:list-item text:start-value="1">
          <text:p text:style-name="P29">mysql-server</text:p>
        </text:list-item>
        <text:list-item>
          <text:p text:style-name="P29">perl (for installation utility only)</text:p>
        </text:list-item>
        <text:list-item>
          <text:p text:style-name="P29">perl-DBD-MySQL (for installation utility only)</text:p>
        </text:list-item>
      </text:list>
      <text:p text:style-name="P6"/>
      <text:p text:style-name="P6"/>
      <text:p text:style-name="P6">The additional PHP modules are required to support generation of PDFs and emailing of invoices/quotes to customers. These packages are not distributed with RHEL 5 and will need to be downloaded additionally.</text:p>
      <text:p text:style-name="P6"/>
      <text:list xml:id="list2090195603" text:style-name="L9">
        <text:list-item>
          <text:p text:style-name="P30">php-pear-Mail-Mime</text:p>
        </text:list-item>
        <text:list-item>
          <text:p text:style-name="P30">wkhtmltopdf</text:p>
        </text:list-item>
      </text:list>
      <text:p text:style-name="P6"/>
      <text:p text:style-name="P6"/>
      <text:p text:style-name="P6">Amberdms provide a yum repository which can install all these packages for you when you install the Amberdms Billing System – see the installation section below.</text:p>
      <text:p text:style-name="Text_20_Body_20_Level_20_2"/>
      <text:p text:style-name="Text_20_Body_20_Level_20_2"/>
      <text:h text:style-name="Heading_20_2" text:outline-level="2"><text:soft-page-break/>Installation Instructions</text:h>
      <text:h text:style-name="Heading_20_3" text:outline-level="3">Application Installation</text:h>
      <text:p text:style-name="Text_20_Body_20_Level_20_2">The best method to install the Amberdms Billing System is to setup the Amberdms Yum Repository and install the <text:span text:style-name="T1">amberdms-bs</text:span> RPM package.</text:p>
      <text:p text:style-name="Text_20_Body_20_Level_20_2"/>
      <text:p text:style-name="Text_20_Body_20_Level_20_2">Install the yum repository with:</text:p>
      <text:p text:style-name="Text_20_Body_20_Level_20_2"><text:span text:style-name="Source_20_Text">$ cd /etc/yum.repos.d/</text:span></text:p>
      <text:p text:style-name="Text_20_Body_20_Level_20_2"><text:span text:style-name="Source_20_Text">$ wget </text:span><text:span text:style-name="Source_20_Text"><text:span text:style-name="T2">http://repos.jethrocarr.com/config/centos/5/amberdms-c5-public.repo</text:span></text:span></text:p>
      <text:p text:style-name="Text_20_Body_20_Level_20_2"><text:span text:style-name="Source_20_Text"><text:span text:style-name="T2"/></text:span></text:p>
      <text:p text:style-name="Text_20_Body_20_Level_20_2"><text:span text:style-name="Source_20_Text"><text:span text:style-name="T2"/></text:span></text:p>
      <text:p text:style-name="Text_20_Body_20_Level_20_2">Install the Amberdms Billing System with:</text:p>
      <text:p text:style-name="Text_20_Body_20_Level_20_2"><text:span text:style-name="Source_20_Text">$ yum install amberdms-bs</text:span></text:p>
      <text:p text:style-name="Text_20_Body_20_Level_20_2"><text:span text:style-name="Source_20_Text"/></text:p>
      <text:p text:style-name="P14">By using the yum repository, you will automatically receive updates to our product and all dependencies will be automatically resolved.</text:p>
      <text:p text:style-name="P14"/>
      <text:p text:style-name="P14">If you wish to prevent automated upgrades, you can do so by editing /etc/yum.repos.d/amberdms-c5-public.repo and changing enabled=1, to enabled=0 to disable each repo.</text:p>
      <text:p text:style-name="Text_20_Body_20_Level_20_2"/>
      <text:h text:style-name="Heading_20_3" text:outline-level="3">Database Installation</text:h>
      <text:p text:style-name="P10">Note: If you have only just installed the MySQL database, you should set a root password for security. To configure a root password, run the following commands:</text:p>
      <text:p text:style-name="P10"/>
      <text:p text:style-name="P10"><text:span text:style-name="Source_20_Text">$ /usr/bin/mysqladmin -u root password 'NEWPASSWORD' -p </text:span></text:p>
      <text:p text:style-name="P10"><text:span text:style-name="Source_20_Text">$ /usr/bin/mysqladmin -u root -h $HOSTNAME password 'NEWPASSWORD'</text:span></text:p>
      <text:p text:style-name="Text_20_Body_20_Level_20_2"/>
      <text:p text:style-name="Text_20_Body_20_Level_20_2"/>
      <text:p text:style-name="Text_20_Body_20_Level_20_2">Once the Amberdms Billing System has been installed, you will need to install a MySQL database and setup a user for the billing system to use.</text:p>
      <text:p text:style-name="Text_20_Body_20_Level_20_2"/>
      <text:p text:style-name="Text_20_Body_20_Level_20_2">Amberdms has developed a utility to make it quick and easy to install the database. Just run:</text:p>
      <text:p text:style-name="Text_20_Body_20_Level_20_2"><text:span text:style-name="Source_20_Text">$ cd /usr/share/amberdms/billing_system/help/resources/; ./autoinstall.pl </text:span></text:p>
      <text:p text:style-name="Text_20_Body_20_Level_20_2"><text:span text:style-name="Source_20_Text"/></text:p>
      <text:p text:style-name="Text_20_Body_20_Level_20_2">This script will install the database, create a user account in MySQL and write the configuration file for you.</text:p>
      <text:p text:style-name="Text_20_Body_20_Level_20_2"/>
      <text:p text:style-name="Text_20_Body_20_Level_20_2"/>
      <text:h text:style-name="Heading_20_3" text:outline-level="3">Access the Billing System</text:h>
      <text:p text:style-name="Text_20_Body_20_Level_20_2">The Amberdms Billing System is now installed – to begin using it, use your web browser to access:</text:p>
      <text:p text:style-name="Text_20_Body_20_Level_20_2"><text:a xlink:type="simple" xlink:href="https://yourserver/billing_system/">https://example.com/billing_system</text:a></text:p>
      <text:p text:style-name="Text_20_Body_20_Level_20_2"/>
      <text:p text:style-name="Text_20_Body_20_Level_20_2">The default login account is:</text:p>
      <text:p text:style-name="Text_20_Body_20_Level_20_2">Username:<text:tab/>setup</text:p>
      <text:p text:style-name="Text_20_Body_20_Level_20_2">Password:<text:tab/>setup123</text:p>
      <text:p text:style-name="Text_20_Body_20_Level_20_2"/>
      <text:p text:style-name="P11">Once you login, please change your password immediately.</text:p>
      <text:p text:style-name="Text_20_Body_20_Level_20_2"/>
      <text:p text:style-name="P11">For further information, including information on configuring program options, please read the Amberdms Billing System User Guide.</text:p>
      <text:p text:style-name="Text_20_Body_20_Level_20_2"/>
      <text:p text:style-name="P11"/>
      <text:p text:style-name="P11"/>
      <text:h text:style-name="Heading_20_2" text:outline-level="2"><text:soft-page-break/>Upgrade Instructions</text:h>
      <text:p text:style-name="Text_20_body">Upgrading to new releases is very easy, by upgrading the RPM, the application files and database will both be updated, simply by running:</text:p>
      <text:p text:style-name="Text_20_body"/>
      <text:p text:style-name="P6"><text:span text:style-name="Source_20_Text">$ yum upgrade amberdms-bs</text:span></text:p>
      <text:p text:style-name="Text_20_Body_20_Level_20_2"/>
      <text:p text:style-name="P7"><text:span text:style-name="Source_20_Text"><text:span text:style-name="T3">Once the SQL upgrade has been completed, you will be able to login to the billing system. If the upgrade is unsuccessful, users will be unable to login to prevent unexpected behaviour of the billing system.</text:span></text:span></text:p>
      <text:p text:style-name="P7"><text:span text:style-name="Source_20_Text"><text:span text:style-name="T3"/></text:span></text:p>
      <text:p text:style-name="P7"><text:span text:style-name="Source_20_Text"><text:span text:style-name="T3">You should already have a backup procedure in-place on your server, however it is advised to create an additional backup before upgrading by logging into the Amberdms Billing System as an administrator and going Admin -&gt; Database Backup.</text:span></text:span></text:p>
      <text:p text:style-name="P9"><text:span text:style-name="Source_20_Text"><text:span text:style-name="T3"/></text:span></text:p>
      <text:h text:style-name="Heading_20_1" text:outline-level="1">RHEL 6 / CentOS 6</text:h>
      <text:p text:style-name="Text_20_body"/>
      <text:h text:style-name="Heading_20_2" text:outline-level="2">Important Notices</text:h>
      <text:h text:style-name="Heading_20_3" text:outline-level="3">SELinux</text:h>
      <text:p text:style-name="Text_20_Body_20_Level_20_2">By default, RHEL 6 has SELinux enabled, this tends to interfere with PDF generation in ABS. To resolve this, the install RPM will automatically install policy modules to enable correct operation when SELinux is in enforcing mode.</text:p>
      <text:p text:style-name="Text_20_Body_20_Level_20_2"/>
      <text:p text:style-name="P6"/>
      <text:h text:style-name="Heading_20_2" text:outline-level="2">Dependencies</text:h>
      <text:p text:style-name="P6">The following RPM packages need to be installed from the official distribution repository:</text:p>
      <text:p text:style-name="P6"/>
      <text:list xml:id="list1788166907" text:style-name="L10">
        <text:list-item>
          <text:p text:style-name="P31">httpd</text:p>
        </text:list-item>
        <text:list-item>
          <text:p text:style-name="P31">mod_ssl</text:p>
        </text:list-item>
        <text:list-item>
          <text:p text:style-name="P31">php</text:p>
        </text:list-item>
        <text:list-item>
          <text:p text:style-name="P31">php-mysql</text:p>
        </text:list-item>
        <text:list-item>
          <text:p text:style-name="P31">php-soap</text:p>
        </text:list-item>
      </text:list>
      <text:list xml:id="list2140902073" text:style-name="L11">
        <text:list-item text:start-value="1">
          <text:p text:style-name="P32">tetex-latex</text:p>
        </text:list-item>
      </text:list>
      <text:list xml:id="list170334271" text:continue-list="list1788166907" text:style-name="L10">
        <text:list-item text:start-value="1">
          <text:p text:style-name="P31">mysql-server</text:p>
        </text:list-item>
        <text:list-item>
          <text:p text:style-name="P31">perl (for installation utility only)</text:p>
        </text:list-item>
        <text:list-item>
          <text:p text:style-name="P31">perl-DBD-MySQL (for installation utility only)</text:p>
        </text:list-item>
      </text:list>
      <text:p text:style-name="P6"/>
      <text:p text:style-name="P6"/>
      <text:p text:style-name="P6">The additional PHP modules are required to support generation of PDFs and emailing of invoices/quotes to customers. These packages are not distributed with RHEL 6 and will need to be downloaded additionally.</text:p>
      <text:p text:style-name="P6"/>
      <text:list xml:id="list701216876" text:continue-list="list2090195603" text:style-name="L9">
        <text:list-item>
          <text:p text:style-name="P30">php-pear-Mail-Mime</text:p>
        </text:list-item>
        <text:list-item>
          <text:p text:style-name="P30">wkhtmltopdf</text:p>
        </text:list-item>
      </text:list>
      <text:p text:style-name="P6"/>
      <text:p text:style-name="P6"/>
      <text:p text:style-name="P6">Amberdms provide a yum repository which can install all these packages for you when you install the Amberdms Billing System – see the installation section below.</text:p>
      <text:p text:style-name="Text_20_Body_20_Level_20_2"/>
      <text:p text:style-name="Text_20_Body_20_Level_20_2"/>
      <text:h text:style-name="Heading_20_2" text:outline-level="2">Installation Instructions</text:h>
      <text:h text:style-name="Heading_20_3" text:outline-level="3">Application Installation</text:h>
      <text:p text:style-name="Text_20_Body_20_Level_20_2">The best method to install the Amberdms Billing System is to setup the Amberdms Yum Repository and install the <text:span text:style-name="T1">amberdms-bs</text:span> RPM package.</text:p>
      <text:p text:style-name="Text_20_Body_20_Level_20_2"/>
      <text:p text:style-name="Text_20_Body_20_Level_20_2">Install the yum repository with:</text:p>
      <text:p text:style-name="Text_20_Body_20_Level_20_2"><text:span text:style-name="Source_20_Text">$ cd /etc/yum.repos.d/</text:span></text:p>
      <text:p text:style-name="Text_20_Body_20_Level_20_2"><text:span text:style-name="Source_20_Text">$ wget </text:span><text:a xlink:type="simple" xlink:href="http://repos.jethrocarr.com/config/centos/6/amberdms-c6-public.repo"><text:span text:style-name="Source_20_Text"><text:span text:style-name="T2">http://repos.jethrocarr.com/config/centos/6/amberdms-c6-public.repo</text:span></text:span></text:a></text:p>
      <text:p text:style-name="Text_20_Body_20_Level_20_2"><text:span text:style-name="Source_20_Text"><text:span text:style-name="T2"/></text:span></text:p>
      <text:p text:style-name="Text_20_Body_20_Level_20_2"><text:span text:style-name="Source_20_Text"><text:span text:style-name="T2"/></text:span></text:p>
      <text:p text:style-name="Text_20_Body_20_Level_20_2">Install the Amberdms Billing System with:</text:p>
      <text:p text:style-name="Text_20_Body_20_Level_20_2"><text:span text:style-name="Source_20_Text">$ yum install amberdms-bs</text:span></text:p>
      <text:p text:style-name="Text_20_Body_20_Level_20_2"><text:span text:style-name="Source_20_Text"/></text:p>
      <text:p text:style-name="P14">By using the yum repository, you will automatically receive updates to our product and all dependencies will be automatically resolved.</text:p>
      <text:p text:style-name="P14"/>
      <text:p text:style-name="P14"><text:soft-page-break/>If you wish to prevent automated upgrades, you can do so by editing /etc/yum.repos.d/amberdms-c6-public.repo and changing enabled=1, to enabled=0.</text:p>
      <text:p text:style-name="Text_20_Body_20_Level_20_2"/>
      <text:h text:style-name="Heading_20_3" text:outline-level="3">Database Installation</text:h>
      <text:p text:style-name="P10">Note: If you have only just installed the MySQL database, you should set a root password for security. To configure a root password, run the following commands:</text:p>
      <text:p text:style-name="P10"/>
      <text:p text:style-name="P10"><text:span text:style-name="Source_20_Text">$ /usr/bin/mysqladmin -u root password 'NEWPASSWORD' -p </text:span></text:p>
      <text:p text:style-name="P10"><text:span text:style-name="Source_20_Text">$ /usr/bin/mysqladmin -u root -h $HOSTNAME password 'NEWPASSWORD'</text:span></text:p>
      <text:p text:style-name="Text_20_Body_20_Level_20_2"/>
      <text:p text:style-name="Text_20_Body_20_Level_20_2"/>
      <text:p text:style-name="Text_20_Body_20_Level_20_2">Once the Amberdms Billing System has been installed, you will need to install a MySQL database and setup a user for the billing system to use.</text:p>
      <text:p text:style-name="Text_20_Body_20_Level_20_2"/>
      <text:p text:style-name="Text_20_Body_20_Level_20_2">Amberdms has developed a utility to make it quick and easy to install the database. Just run:</text:p>
      <text:p text:style-name="Text_20_Body_20_Level_20_2"><text:span text:style-name="Source_20_Text">$ cd /usr/share/amberdms/billing_system/help/resources/; ./autoinstall.pl </text:span></text:p>
      <text:p text:style-name="Text_20_Body_20_Level_20_2"><text:span text:style-name="Source_20_Text"/></text:p>
      <text:p text:style-name="Text_20_Body_20_Level_20_2">This script will install the database, create a user account in MySQL and write the configuration file for you.</text:p>
      <text:p text:style-name="Text_20_Body_20_Level_20_2"/>
      <text:p text:style-name="Text_20_Body_20_Level_20_2"/>
      <text:h text:style-name="Heading_20_3" text:outline-level="3">Access the Billing System</text:h>
      <text:p text:style-name="Text_20_Body_20_Level_20_2">The Amberdms Billing System is now installed – to begin using it, use your web browser to access:</text:p>
      <text:p text:style-name="Text_20_Body_20_Level_20_2"><text:a xlink:type="simple" xlink:href="https://yourserver/billing_system/">https://example.com/billing_system</text:a></text:p>
      <text:p text:style-name="Text_20_Body_20_Level_20_2"/>
      <text:p text:style-name="Text_20_Body_20_Level_20_2">The default login account is:</text:p>
      <text:p text:style-name="Text_20_Body_20_Level_20_2">Username:<text:tab/>setup</text:p>
      <text:p text:style-name="Text_20_Body_20_Level_20_2">Password:<text:tab/>setup123</text:p>
      <text:p text:style-name="Text_20_Body_20_Level_20_2"/>
      <text:p text:style-name="P11">Once you login, please change your password immediately.</text:p>
      <text:p text:style-name="Text_20_Body_20_Level_20_2"/>
      <text:p text:style-name="P11">For further information, including information on configuring program options, please read the Amberdms Billing System User Guide.</text:p>
      <text:p text:style-name="Text_20_Body_20_Level_20_2"/>
      <text:p text:style-name="P11"/>
      <text:p text:style-name="P11"/>
      <text:h text:style-name="Heading_20_2" text:outline-level="2">Upgrade Instructions</text:h>
      <text:p text:style-name="Text_20_body">Upgrading to new releases is very easy, by upgrading the RPM, the application files and database will both be updated, simply by running:</text:p>
      <text:p text:style-name="Text_20_body"/>
      <text:p text:style-name="P6"><text:span text:style-name="Source_20_Text">$ yum --enablerepo=amberdms-bs-el5 update amberdms-bs</text:span></text:p>
      <text:p text:style-name="Text_20_Body_20_Level_20_2"/>
      <text:p text:style-name="P7"><text:span text:style-name="Source_20_Text"><text:span text:style-name="T3">Once the SQL upgrade has been completed, you will be able to login to the billing system. If the upgrade is unsuccessful, users will be unable to login to prevent unexpected behaviour of the billing system.</text:span></text:span></text:p>
      <text:p text:style-name="P7"><text:span text:style-name="Source_20_Text"><text:span text:style-name="T3"/></text:span></text:p>
      <text:p text:style-name="P7"><text:span text:style-name="Source_20_Text"><text:span text:style-name="T3">You should already have a backup procedure in-place on your server, however it is advised to create an additional backup before upgrading by logging into the Amberdms Billing System as an administrator and going Admin -&gt; Database Backup.</text:span></text:span></text:p>
      <text:p text:style-name="P9"><text:span text:style-name="Source_20_Text"><text:span text:style-name="T4"/></text:span></text:p>
      <text:h text:style-name="Heading_20_1" text:outline-level="1">Ubuntu 12.04 LTS</text:h>
      <text:h text:style-name="Heading_20_2" text:outline-level="2">Important Notices</text:h>
      <text:h text:style-name="Heading_20_3" text:outline-level="3">Support Life</text:h>
      <text:p text:style-name="P14">Amberdms will maintain support for running the Amberdms Billing System on Ubuntu 12.04 LTS until the majority of our user base has moved onto a newer release.</text:p>
      <text:p text:style-name="P14"/>
      <text:h text:style-name="Heading_20_3" text:outline-level="3">AppArmor</text:h>
      <text:p text:style-name="Text_20_Body_20_Level_20_2">The Amberdms Billing System will work correctly on a standard Ubuntu AppArmor configuration.</text:p>
      <text:p text:style-name="Text_20_Body_20_Level_20_2"/>
      <text:h text:style-name="Heading_20_3" text:outline-level="3">SELinux</text:h>
      <text:p text:style-name="Text_20_Body_20_Level_20_2">At this stage we do not support running the Amberdms Billing System on Ubuntu virtual machines where SELinux <text:s/>is enabled due to issues with LaTeX PDF generation when running with these security features. SELinux is not enabled by default so this is unlikely to affect most users.</text:p>
      <text:p text:style-name="P6"/>
      <text:p text:style-name="Text_20_Body_20_Level_20_2"/>
      <text:h text:style-name="Heading_20_2" text:outline-level="2">Dependencies</text:h>
      <text:p text:style-name="P6">The following packages need to be installed from the Ubuntu repositories:</text:p>
      <text:p text:style-name="P6"/>
      <text:list xml:id="list1276995645" text:style-name="L13">
        <text:list-item>
          <text:p text:style-name="P33">mysql-server</text:p>
        </text:list-item>
        <text:list-item>
          <text:p text:style-name="P33">php5-mysql</text:p>
        </text:list-item>
        <text:list-item>
          <text:p text:style-name="P33">php5-curl</text:p>
        </text:list-item>
        <text:list-item>
          <text:p text:style-name="P33">php-soap</text:p>
        </text:list-item>
        <text:list-item>
          <text:p text:style-name="P33">php-mail</text:p>
        </text:list-item>
        <text:list-item>
          <text:p text:style-name="P33">php-mail-mime</text:p>
        </text:list-item>
        <text:list-item>
          <text:p text:style-name="P33">texlive-latex-recommended</text:p>
        </text:list-item>
        <text:list-item>
          <text:p text:style-name="P33">texlive-latex-base</text:p>
        </text:list-item>
        <text:list-item>
          <text:p text:style-name="P33">texlive-fonts-recommended</text:p>
        </text:list-item>
        <text:list-item>
          <text:p text:style-name="P33">wkhtmltopdf</text:p>
        </text:list-item>
        <text:list-item>
          <text:p text:style-name="P33">libdbd-mysql-perl (for installation utility only)</text:p>
        </text:list-item>
      </text:list>
      <text:p text:style-name="P6"/>
      <text:p text:style-name="P6">No third party packages need to be installed.</text:p>
      <text:p text:style-name="P6"/>
      <text:p text:style-name="P6"/>
      <text:p text:style-name="P6"/>
      <text:h text:style-name="Heading_20_2" text:outline-level="2">Installation Instructions</text:h>
      <text:p text:style-name="Text_20_Body_20_Level_20_2"/>
      <text:h text:style-name="Heading_20_3" text:outline-level="3">Application Installation</text:h>
      <text:p text:style-name="Text_20_Body_20_Level_20_2">The best method to install the Amberdms Billing System is to setup the Amberdms Ubuntu APT repository onto your computer and install via apt-get. By using the APT repository you will automatically receive updates to our products and all dependencies will be automatically resolved including any additional dependencies not normally shipped with Ubuntu.</text:p>
      <text:p text:style-name="Text_20_Body_20_Level_20_2"/>
      <text:p text:style-name="P40">$ sudo wget -q <text:a xlink:type="simple" xlink:href="http://repos.jethrocarr.com/repos.jethrocarr.com_signingkey.gpg">http://repos.jethrocarr.com/repos.jethrocarr.com_signingkey.gpg</text:a> -O- | apt-key add -</text:p>
      <text:p text:style-name="P40">$ sudo wget <text:a xlink:type="simple" xlink:href="http://repos.jethrocarr.com/config/ubuntu/precise_jethrocarr.list">http://repos.jethrocarr.com/config/ubuntu/precise_jethrocarr.list</text:a> -O /etc/apt/sources.list.d/jethrocarr.list</text:p>
      <text:p text:style-name="Preformatted_20_Text"><text:soft-page-break/></text:p>
      <text:p text:style-name="Text_20_Body_20_Level_20_2"><text:span text:style-name="Source_20_Text"><text:span text:style-name="T6"/></text:span></text:p>
      <text:p text:style-name="P20">Install the Amberdms Billing System with:</text:p>
      <text:p text:style-name="Text_20_Body_20_Level_20_2"><text:span text:style-name="Source_20_Text"><text:span text:style-name="T8">$ apt-get update</text:span></text:span></text:p>
      <text:p text:style-name="Text_20_Body_20_Level_20_2"><text:span text:style-name="Source_20_Text"><text:span text:style-name="T8">$ apt-get install amberdms-bs</text:span></text:span></text:p>
      <text:p text:style-name="P12"/>
      <text:p text:style-name="Text_20_Body_20_Level_20_2"><text:span text:style-name="Source_20_Text"><text:span text:style-name="T3"/></text:span></text:p>
      <text:h text:style-name="Heading_20_3" text:outline-level="3"><text:span text:style-name="Source_20_Text"><text:span text:style-name="T7">SSL Configuration</text:span></text:span></text:h>
      <text:p text:style-name="P14"><text:span text:style-name="Source_20_Text"><text:span text:style-name="T3">Once installed you will need to enable SSL for your webserver (if not done so already). You can do a default setup of a SSL virtual host if needed with the following commands:</text:span></text:span></text:p>
      <text:p text:style-name="P14"><text:span text:style-name="Source_20_Text">$ a2enmod ssl</text:span></text:p>
      <text:p text:style-name="P14"><text:span text:style-name="Source_20_Text">$ a2ensite default-ssl</text:span></text:p>
      <text:p text:style-name="P14"><text:span text:style-name="Source_20_Text">$ service apache2 restart</text:span></text:p>
      <text:p text:style-name="P14"><text:span text:style-name="Source_20_Text"><text:span text:style-name="T3"/></text:span></text:p>
      <text:p text:style-name="P14"><text:span text:style-name="Source_20_Text"><text:span text:style-name="T3">You will want to adjust /etc/apache2/sites-enabled/default-ssl with your own SSL certificates if deploying into a production environment.</text:span></text:span></text:p>
      <text:p text:style-name="P14"><text:span text:style-name="Source_20_Text"><text:span text:style-name="T3"/></text:span></text:p>
      <text:p text:style-name="P14"><text:span text:style-name="Source_20_Text"><text:span text:style-name="T3">If SSL is not installed, common problems will be an inability to access the web application as ABS enforces the use of SSL.</text:span></text:span></text:p>
      <text:p text:style-name="Text_20_Body_20_Level_20_2"/>
      <text:p text:style-name="Text_20_Body_20_Level_20_2"/>
      <text:h text:style-name="Heading_20_3" text:outline-level="3">Database Installation</text:h>
      <text:p text:style-name="Text_20_Body_20_Level_20_2">Once the Amberdms Billing System has been installed, you will need to install a MySQL database and setup a user for the billing system to use.</text:p>
      <text:p text:style-name="Text_20_Body_20_Level_20_2"/>
      <text:p text:style-name="Text_20_Body_20_Level_20_2">Amberdms has developed a utility to make it quick and easy to install the database. Just run:</text:p>
      <text:p text:style-name="Text_20_Body_20_Level_20_2"><text:span text:style-name="Source_20_Text">$ cd /usr/share/amberdms/billing_system/help/resources/; ./autoinstall.pl </text:span></text:p>
      <text:p text:style-name="Text_20_Body_20_Level_20_2"><text:span text:style-name="Source_20_Text"/></text:p>
      <text:p text:style-name="Text_20_Body_20_Level_20_2">This script will install the database, create a user account in MySQL and write the configuration file for you.</text:p>
      <text:p text:style-name="Text_20_Body_20_Level_20_2"/>
      <text:h text:style-name="Heading_20_3" text:outline-level="3">Access the Billing System</text:h>
      <text:p text:style-name="Text_20_Body_20_Level_20_2">The Amberdms Billing System is now installed – to begin using it, use your web browser to access:</text:p>
      <text:p text:style-name="Text_20_Body_20_Level_20_2"><text:a xlink:type="simple" xlink:href="https://yourserver/billing_system/">https://example.com/billing_system</text:a></text:p>
      <text:p text:style-name="Text_20_Body_20_Level_20_2"/>
      <text:p text:style-name="Text_20_Body_20_Level_20_2">The default login account is:</text:p>
      <text:p text:style-name="Text_20_Body_20_Level_20_2">Username:<text:tab/>setup</text:p>
      <text:p text:style-name="Text_20_Body_20_Level_20_2">Password:<text:tab/>setup123</text:p>
      <text:p text:style-name="Text_20_Body_20_Level_20_2"/>
      <text:p text:style-name="Text_20_Body_20_Level_20_2">Once logged in, you can change your password using the options page.</text:p>
      <text:p text:style-name="Text_20_Body_20_Level_20_2"/>
      <text:p text:style-name="P11">For further information, including information on configuring program options, please read the Amberdms Billing System User Guide.</text:p>
      <text:p text:style-name="P11"/>
      <text:h text:style-name="Heading_20_2" text:outline-level="2">Upgrade Instructions</text:h>
      <text:p text:style-name="Text_20_body">Upgrading to new releases is very easy, by upgrading the application via apt-get, both the application files and database will be updated, simply by running:</text:p>
      <text:p text:style-name="Text_20_body"/>
      <text:p text:style-name="P6"><text:span text:style-name="Source_20_Text">$ apt-get update</text:span></text:p>
      <text:p text:style-name="P6"><text:span text:style-name="Source_20_Text">$ apt-get upgrade</text:span></text:p>
      <text:p text:style-name="Text_20_Body_20_Level_20_2"/>
      <text:p text:style-name="P7"><text:span text:style-name="Source_20_Text"><text:span text:style-name="T3">Once the SQL upgrade has been completed, you will be able to login to the billing system. If the upgrade is unsuccessful, users will be unable to login to prevent unexpected behaviour of the billing system.</text:span></text:span></text:p>
      <text:p text:style-name="P7"><text:span text:style-name="Source_20_Text"><text:span text:style-name="T3"/></text:span></text:p>
      <text:p text:style-name="P7"><text:span text:style-name="Source_20_Text"><text:span text:style-name="T3">You should already have a backup procedure in-place on your server, however it is advised to create an additional backup before </text:span></text:span><text:soft-page-break/><text:span text:style-name="Source_20_Text"><text:span text:style-name="T3">upgrading by logging into the Amberdms Billing System as an administrator and going </text:span></text:span><text:span text:style-name="Source_20_Text"><text:span text:style-name="T5">Admin -&gt; Database Backup</text:span></text:span><text:span text:style-name="Source_20_Text"><text:span text:style-name="T3">.</text:span></text:span></text:p>
      <text:h text:style-name="Heading_20_1" text:outline-level="1">Debian Stable 7.0 (Wheezy)</text:h>
      <text:h text:style-name="Heading_20_2" text:outline-level="2">Important Notices</text:h>
      <text:h text:style-name="Heading_20_3" text:outline-level="3">Support Life</text:h>
      <text:p text:style-name="P14">Amberdms will maintain support for running the Amberdms Billing System on Debian Stable 7.0 (Wheezy) until the next Debian Stable release is made.</text:p>
      <text:p text:style-name="P6"/>
      <text:p text:style-name="Text_20_Body_20_Level_20_2"/>
      <text:h text:style-name="Heading_20_2" text:outline-level="2">Dependencies</text:h>
      <text:p text:style-name="P6">The following <text:s/>packages need to be installed from the Debian repositories:</text:p>
      <text:p text:style-name="P6"/>
      <text:list xml:id="list584325706" text:continue-numbering="true" text:style-name="L13">
        <text:list-item>
          <text:p text:style-name="P33">mysql-server</text:p>
        </text:list-item>
        <text:list-item>
          <text:p text:style-name="P33">php5-mysql</text:p>
        </text:list-item>
        <text:list-item>
          <text:p text:style-name="P33">php5-curl</text:p>
        </text:list-item>
        <text:list-item>
          <text:p text:style-name="P33">php-soap</text:p>
        </text:list-item>
        <text:list-item>
          <text:p text:style-name="P33">php-mail</text:p>
        </text:list-item>
        <text:list-item>
          <text:p text:style-name="P33">php-mail-mime</text:p>
        </text:list-item>
        <text:list-item>
          <text:p text:style-name="P33">texlive-latex-recommended</text:p>
        </text:list-item>
        <text:list-item>
          <text:p text:style-name="P33">texlive-latex-base</text:p>
        </text:list-item>
        <text:list-item>
          <text:p text:style-name="P33">texlive-fonts-recommended</text:p>
        </text:list-item>
        <text:list-item>
          <text:p text:style-name="P33">wkhtmltopdf</text:p>
        </text:list-item>
        <text:list-item>
          <text:p text:style-name="P33">libdbd-mysql-perl (for installation utility only)</text:p>
        </text:list-item>
      </text:list>
      <text:p text:style-name="P6"/>
      <text:p text:style-name="P6">No third party packages need to be installed.</text:p>
      <text:p text:style-name="P6"/>
      <text:p text:style-name="P6"/>
      <text:h text:style-name="Heading_20_2" text:outline-level="2">Installation Instructions</text:h>
      <text:p text:style-name="Text_20_Body_20_Level_20_2"/>
      <text:h text:style-name="Heading_20_3" text:outline-level="3">Application Installation</text:h>
      <text:p text:style-name="Text_20_Body_20_Level_20_2">The best method to install the Amberdms Billing System is to setup the Amberdms Ubuntu APT repository onto your computer and install via apt-get. By using the APT repository you will automatically receive updates to our products and all dependencies will be automatically resolved including any additional dependencies not normally shipped with Debian.</text:p>
      <text:p text:style-name="Text_20_Body_20_Level_20_2"/>
      <text:p text:style-name="P40">$ wget -q http://repos.jethrocarr.com/repos.jethrocarr.com_signingkey.gpg -O- | apt-key add -</text:p>
      <text:p text:style-name="P41">$ wget http://repos.jethrocarr.com/config/debian/wheezy_jethrocarr.list -O /etc/apt/sources.list.d/jethrocarr.list</text:p>
      <text:p text:style-name="P22"><text:span text:style-name="T8">Install the Amberdms Billing System with:</text:span></text:p>
      <text:p text:style-name="Text_20_Body_20_Level_20_2"><text:span text:style-name="Source_20_Text"><text:span text:style-name="T8">$ apt-get update</text:span></text:span></text:p>
      <text:p text:style-name="Text_20_Body_20_Level_20_2"><text:span text:style-name="Source_20_Text"><text:span text:style-name="T8">$ apt-get install amberdms-bs</text:span></text:span></text:p>
      <text:p text:style-name="P12"/>
      <text:p text:style-name="Text_20_Body_20_Level_20_2"><text:span text:style-name="Source_20_Text"><text:span text:style-name="T3"/></text:span></text:p>
      <text:h text:style-name="Heading_20_3" text:outline-level="3"><text:span text:style-name="Source_20_Text"><text:span text:style-name="T7">SSL Configuration</text:span></text:span></text:h>
      <text:p text:style-name="P14"><text:span text:style-name="Source_20_Text"><text:span text:style-name="T3">Once installed you will need to enable SSL for your webserver (if not done so already). You can do a default setup of a SSL virtual host if needed with the following commands:</text:span></text:span></text:p>
      <text:p text:style-name="P14"><text:span text:style-name="Source_20_Text">$ a2enmod ssl</text:span></text:p>
      <text:p text:style-name="P14"><text:span text:style-name="Source_20_Text">$ a2ensite default-ssl</text:span></text:p>
      <text:p text:style-name="P14"><text:soft-page-break/><text:span text:style-name="Source_20_Text">$ service apache2 restart</text:span></text:p>
      <text:p text:style-name="P14"><text:span text:style-name="Source_20_Text"><text:span text:style-name="T3"/></text:span></text:p>
      <text:p text:style-name="P14"><text:span text:style-name="Source_20_Text"><text:span text:style-name="T3">You will want to adjust /etc/apache2/sites-enabled/default-ssl with your own SSL certificates if deploying into a production environment.</text:span></text:span></text:p>
      <text:p text:style-name="P14"><text:span text:style-name="Source_20_Text"><text:span text:style-name="T3"/></text:span></text:p>
      <text:p text:style-name="P14"><text:span text:style-name="Source_20_Text"><text:span text:style-name="T3">If SSL is not installed, common problems will be an inability to access the web application as ABS enforces the use of SSL.</text:span></text:span></text:p>
      <text:p text:style-name="Text_20_Body_20_Level_20_2"/>
      <text:p text:style-name="Text_20_Body_20_Level_20_2"/>
      <text:h text:style-name="Heading_20_3" text:outline-level="3">Database Installation</text:h>
      <text:p text:style-name="Text_20_Body_20_Level_20_2">Once the Amberdms Billing System has been installed, you will need to install a MySQL database and setup a user for the billing system to use.</text:p>
      <text:p text:style-name="Text_20_Body_20_Level_20_2"/>
      <text:p text:style-name="Text_20_Body_20_Level_20_2">Amberdms has developed a utility to make it quick and easy to install the database. Just run:</text:p>
      <text:p text:style-name="Text_20_Body_20_Level_20_2"><text:span text:style-name="Source_20_Text">$ cd /usr/share/amberdms/billing_system/help/resources/; ./autoinstall.pl </text:span></text:p>
      <text:p text:style-name="Text_20_Body_20_Level_20_2"><text:span text:style-name="Source_20_Text"/></text:p>
      <text:p text:style-name="Text_20_Body_20_Level_20_2">This script will install the database, create a user account in MySQL and write the configuration file for you.</text:p>
      <text:p text:style-name="Text_20_Body_20_Level_20_2"/>
      <text:h text:style-name="Heading_20_3" text:outline-level="3">Access the Billing System</text:h>
      <text:p text:style-name="Text_20_Body_20_Level_20_2">The Amberdms Billing System is now installed – to begin using it, use your web browser to access:</text:p>
      <text:p text:style-name="Text_20_Body_20_Level_20_2"><text:a xlink:type="simple" xlink:href="https://yourserver/billing_system/">https://example.com/billing_system</text:a></text:p>
      <text:p text:style-name="Text_20_Body_20_Level_20_2"/>
      <text:p text:style-name="Text_20_Body_20_Level_20_2">The default login account is:</text:p>
      <text:p text:style-name="Text_20_Body_20_Level_20_2">Username:<text:tab/>setup</text:p>
      <text:p text:style-name="Text_20_Body_20_Level_20_2">Password:<text:tab/>setup123</text:p>
      <text:p text:style-name="Text_20_Body_20_Level_20_2"/>
      <text:p text:style-name="Text_20_Body_20_Level_20_2">Once logged in, you can change your password using the options page.</text:p>
      <text:p text:style-name="Text_20_Body_20_Level_20_2"/>
      <text:p text:style-name="P11">For further information, including information on configuring program options, please read the Amberdms Billing System User Guide.</text:p>
      <text:p text:style-name="P11"/>
      <text:h text:style-name="Heading_20_2" text:outline-level="2">Upgrade Instructions</text:h>
      <text:p text:style-name="Text_20_body">Upgrading to new releases is very easy, by upgrading the application via apt-get, both the application files and database will be updated, simply by running:</text:p>
      <text:p text:style-name="Text_20_body"/>
      <text:p text:style-name="P6"><text:span text:style-name="Source_20_Text">$ apt-get update</text:span></text:p>
      <text:p text:style-name="P6"><text:span text:style-name="Source_20_Text">$ apt-get upgrade</text:span></text:p>
      <text:p text:style-name="Text_20_Body_20_Level_20_2"/>
      <text:p text:style-name="P7"><text:span text:style-name="Source_20_Text"><text:span text:style-name="T3">Once the SQL upgrade has been completed, you will be able to login to the billing system. If the upgrade is unsuccessful, users will be unable to login to prevent unexpected behaviour of the billing system.</text:span></text:span></text:p>
      <text:p text:style-name="P7"><text:span text:style-name="Source_20_Text"><text:span text:style-name="T3"/></text:span></text:p>
      <text:p text:style-name="P7"><text:span text:style-name="Source_20_Text"><text:span text:style-name="T3">You should already have a backup procedure in-place on your server, however it is advised to create an additional backup before upgrading by logging into the Amberdms Billing System as an administrator and going </text:span></text:span><text:span text:style-name="Source_20_Text"><text:span text:style-name="T5">Admin -&gt; Database Backup</text:span></text:span><text:span text:style-name="Source_20_Tex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0cm" fo:margin-right="0cm" fo:margin-top="0cm" fo:margin-bottom="0cm" fo:line-height="100%" fo:text-indent="0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Nimbus Sans L"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_20_Level_20_2" style:default-outline-level="3" style:class="text">
      <style:paragraph-properties fo:margin="100%" fo:margin-left="1.251cm" fo:margin-right="0cm" fo:text-indent="0cm" style:auto-text-indent="false" style:shadow="none">
        <style:tab-stops/>
      </style:paragraph-properties>
      <style:text-properties fo:text-transform="uppercase" style:font-name="Nimbus Sans L" fo:font-size="10.5pt" fo:font-weight="bold" style:font-size-asian="10.5pt" style:font-weight-asian="bold" style:font-size-complex="10.5pt" style:font-weight-complex="bold"/>
    </style:style>
    <style:style style:name="Heading_20_4" style:display-name="Heading 4" style:family="paragraph" style:parent-style-name="Heading" style:next-style-name="Text_20_Body_20_Level_20_2" style:default-outline-level="4" style:class="text">
      <style:paragraph-properties fo:margin="100%" fo:margin-left="1.251cm" fo:margin-right="0cm"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pt"/>
    </style:style>
    <style:style style:name="Text_20_Body_20_Level_20_2" style:display-name="Text Body Level 2" style:family="paragraph" style:parent-style-name="Text_20_body" style:class="text">
      <style:paragraph-properties fo:margin="100%" fo:margin-left="1.251cm" fo:margin-right="0cm" fo:text-indent="0cm" style:auto-text-indent="false">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049cm"/>
      </text:list-level-style-number>
      <text:list-level-style-number text:level="2" text:style-name="Numbering_20_Symbols" style:num-prefix=" " style:num-suffix=" " style:num-format="1" text:display-levels="2">
        <style:list-level-properties text:space-before="0.501cm" text:min-label-width="0.499cm" text:min-label-distance="0.049cm"/>
      </text:list-level-style-number>
      <text:list-level-style-number text:level="3" text:style-name="Numbering_20_Symbols" style:num-prefix=" " style:num-suffix=" " style:num-format="1" text:display-levels="3">
        <style:list-level-properties text:space-before="1cm" text:min-label-width="0.499cm" text:min-label-distance="0.04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fo:font-size="8pt" style:font-size-asian="8pt" style:font-size-complex="8pt"/>
    </style:style>
    <style:style style:name="MP2" style:family="paragraph">
      <style:paragraph-properties fo:text-align="center"/>
    </style:style>
    <style:style style:name="MP3" style:family="paragraph" style:parent-style-name="Footer">
      <style:text-properties fo:color="#808080" fo:font-size="8pt" style:font-size-asian="8pt" style:font-size-complex="8pt"/>
    </style:style>
    <style:style style:name="M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10">
      <number:year number:style="long"/>
    </number:date-style>
  </office:automatic-styles>
  <office:master-styles>
    <style:master-page style:name="Standard" style:page-layout-name="Mpm1">
      <style:header>
        <text:p text:style-name="MP1"><draw:line text:anchor-type="paragraph" draw:z-index="25" draw:style-name="Mgr1" draw:text-style-name="MP2" svg:x1="-0.025cm" svg:y1="0.656cm" svg:x2="19.039cm" svg:y2="0.656cm"><text:p/></draw:line><text:title>ABS Supported OS Installation Guide</text:title></text:p>
      </style:header>
      <style:footer>
        <text:p text:style-name="MP3"><draw:line text:anchor-type="paragraph" draw:z-index="12" draw:style-name="Mgr1" draw:text-style-name="MP2" svg:x1="0.056cm" svg:y1="-0.138cm" svg:x2="19.092cm" svg:y2="-0.138cm"><text:p/></draw:line>© Copyright <text:date style:data-style-name="N110" text:date-value="2013-06-10T00:21:50">2013</text:date> Amberdms Ltd<text:tab/><text:tab/><text:tab/>Page <text:page-number text:select-page="current">14</text:page-number>/<text:page-count>14</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ABS Supported OS Installation Guide</dc:title>
    <dc:description>This document includes all the information required to install, upgrade and configure the Amberdms Billing System on supported operating systems.

For installing onto non supported operating systems, please refer to the manual installation guide.</dc:description>
    <meta:initial-creator>Jethro Carr</meta:initial-creator>
    <meta:creation-date>2007-08-05T12:25:50</meta:creation-date>
    <dc:date>2013-06-10T00:21:50</dc:date>
    <meta:printed-by>Jethro Carr</meta:printed-by>
    <meta:print-date>2008-09-22T11:12:25</meta:print-date>
    <dc:language>en-GB</dc:language>
    <meta:editing-cycles>132</meta:editing-cycles>
    <meta:editing-duration>P7DT3H7M50S</meta:editing-duration>
    <dc:creator>Jethro Carr</dc:creator>
    <meta:document-statistic meta:table-count="1" meta:image-count="2" meta:object-count="0" meta:page-count="14" meta:paragraph-count="307" meta:word-count="3082" meta:character-count="18870" meta:non-whitespace-character-count="17309"/>
    <meta:user-defined meta:name="Info 1"/>
    <meta:user-defined meta:name="Info 2"/>
    <meta:user-defined meta:name="Info 3"/>
    <meta:user-defined meta:name="Info 4"/>
  </office:meta>
</office:document-meta>
</file>